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C000000CC0E51DC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9200"/>
    </style:style>
    <style:style style:name="P2" style:family="paragraph" style:parent-style-name="Standard">
      <style:paragraph-properties fo:text-align="center" style:justify-single-word="false" fo:break-before="page"/>
      <style:text-properties fo:color="#009200"/>
    </style:style>
    <style:style style:name="P3" style:family="paragraph" style:parent-style-name="Standard">
      <style:paragraph-properties fo:text-align="center" style:justify-single-word="false" fo:break-before="column"/>
      <style:text-properties fo:color="#009200"/>
    </style:style>
    <style:style style:name="fr1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ior 1</text:p>
      <text:p text:style-name="P3">Interior 2</text:p>
      <text:p text:style-name="P3">Interior 3</text:p>
      <text:p text:style-name="P2"><draw:frame draw:style-name="fr1" draw:name="graphics1" text:anchor-type="paragraph" svg:width="7.313cm" svg:height="4.286cm" draw:z-index="0"><draw:image xlink:href="Pictures/100002010000015C000000CC0E51DCFD.png" xlink:type="simple" xlink:show="embed" xlink:actuate="onLoad"/></draw:frame></text:p>
      <text:p text:style-name="P1"/>
      <text:p text:style-name="P3">Reverso</text:p>
      <text:p text:style-name="P3">Interior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3" fo:column-gap="2cm">
          <style:column style:rel-width="4713*" fo:start-indent="0cm" fo:end-indent="1cm"/>
          <style:column style:rel-width="5280*" fo:start-indent="1cm" fo:end-indent="1cm"/>
          <style:column style:rel-width="4713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7:46:04</meta:creation-date>
    <dc:date>2013-02-24T17:59:47</dc:date>
    <meta:editing-duration>PT7M40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5" meta:word-count="9" meta:character-count="47" meta:non-whitespace-character-count="43"/>
  </office:meta>
</office:document-meta>
</file>